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<text:span text:style-name="T1"/></text:p>
      <text:p text:style-name="P2"><text:span text:style-name="T1"/></text:p>
      <text:p text:style-name="P2"><text:span text:style-name="T1">Post</text:span></text:p>
      <text:p text:style-name="P2"><text:span text:style-name="T1">path:</text:span><text:span text:style-name="T4">/login</text:span></text:p>
      <text:p text:style-name="P2"><text:span text:style-name="T4">Description: Login to system</text:span></text:p>
      <text:p text:style-name="P2"><text:span text:style-name="T1">Parameters: </text:span><text:span text:style-name="T4">email,pass :STRING</text:span></text:p>
      <text:p text:style-name="P2"><text:span text:style-name="T4">Response Format: { status: ok/error,</text:span></text:p>
      <text:p text:style-name="P2"><text:span text:style-name="T4"><text:tab/><text:tab/> <text:s text:c="7"/>reason: String</text:span></text:p>
      <text:p text:style-name="P2"><text:span text:style-name="T4"><text:tab/><text:tab/>}</text:span></text:p>
      <text:p text:style-name="P1">Post</text:p>
      <text:p text:style-name="P2"><text:span text:style-name="T1">path:</text:span><text:span text:style-name="T4"> /login/forgot-password</text:span></text:p>
      <text:p text:style-name="P2"><text:span text:style-name="T1">Parameters:</text:span><text:span text:style-name="T4"> email:STRING</text:span></text:p>
      <text:p text:style-name="P2"><text:span text:style-name="T1">Description: </text:span><text:span text:style-name="T4">check if the email is valid and generates a new password</text:span></text:p>
      <text:p text:style-name="P2"><text:span text:style-name="T1">Response Format:</text:span><text:span text:style-name="T4"> {status:ok/error,</text:span></text:p>
      <text:p text:style-name="P2"><text:span text:style-name="T4"><text:tab/><text:tab/> <text:s text:c="7"/>newPass:String}</text:span></text:p>
      <text:p text:style-name="P2"><text:span text:style-name="T4"/></text:p>
      <text:p text:style-name="P1">Post</text:p>
      <text:p text:style-name="P1">path:<text:span text:style-name="T4">/register</text:span></text:p>
      <text:p text:style-name="P1">Description:<text:span text:style-name="T4"> Creates a new user</text:span></text:p>
      <text:p text:style-name="P1">Parameters:<text:span text:style-name="T4"> firstName, lastName, email, password :STRING</text:span></text:p>
      <text:p text:style-name="P1">Response Format: <text:span text:style-name="T4">{status: ok/error}</text:span></text:p>
      <text:p text:style-name="P1"><text:span text:style-name="T4"/></text:p>
      <text:p text:style-name="P2"><text:span text:style-name="T1">Post</text:span></text:p>
      <text:p text:style-name="P1">path:<text:span text:style-name="T4">/sprint</text:span></text:p>
      <text:p text:style-name="P1">Description:<text:span text:style-name="T4"> Creates a sprint of a proyect</text:span></text:p>
      <text:p text:style-name="P1">Parameters:<text:span text:style-name="T4"> name :STRING, startDate, completionDate: DATE, status, proyect_id : INTEGER </text:span></text:p>
      <text:p text:style-name="P1">Response Format: <text:span text:style-name="T4">{status: ok/error}</text:span></text:p>
      <text:p text:style-name="P1"><text:span text:style-name="T4"/></text:p>
      <text:p text:style-name="P1">Post</text:p>
      <text:p text:style-name="P1">path:<text:span text:style-name="T4">/story</text:span></text:p>
      <text:p text:style-name="P1">Description:<text:span text:style-name="T4"> Creates a story of a sprint <text:s text:c="5"/></text:span></text:p>
      <text:p text:style-name="P1">Parameters:<text:span text:style-name="T4"> title, desciption, notes :STRING, points, sprint_id : INTEGER </text:span></text:p>
      <text:p text:style-name="P1">Response Format: <text:span text:style-name="T4">{status: ok/error}</text:span></text:p>
      <text:p text:style-name="P1"><text:span text:style-name="T4"/></text:p>
      <text:p text:style-name="P1"/>
      <text:p text:style-name="P1"/>
      <text:p text:style-name="P1"><text:soft-page-break/>Post</text:p>
      <text:p text:style-name="P1">path:<text:span text:style-name="T4">/task</text:span></text:p>
      <text:p text:style-name="P1">Description:<text:span text:style-name="T4"> Creates a task of a story</text:span></text:p>
      <text:p text:style-name="P1">Parameters:<text:span text:style-name="T4"> descriotion :STRING, <text:s/>number, points , </text:span><text:span text:style-name="T3">story_id</text:span><text:span text:style-name="T4"> : INTEGER, users: ARRAY[USER]</text:span></text:p>
      <text:p text:style-name="P1">Response Format: <text:span text:style-name="T4">{status: ok/error}</text:span></text:p>
      <text:p text:style-name="P1"><text:span text:style-name="T4"/></text:p>
      <text:p text:style-name="P1">Get</text:p>
      <text:p text:style-name="P1">path:<text:span text:style-name="T4">/projects</text:span></text:p>
      <text:p text:style-name="P1">Description:<text:span text:style-name="T4"> get all the existing projects</text:span></text:p>
      <text:p text:style-name="P1">Parameters:<text:span text:style-name="T4"> none</text:span></text:p>
      <text:p text:style-name="P1">Response Format: <text:span text:style-name="T4">{projects: ARRAY[PROJECT]}</text:span></text:p>
      <text:p text:style-name="P1"><text:span text:style-name="T4"/></text:p>
      <text:p text:style-name="P1">Get</text:p>
      <text:p text:style-name="P1">path:<text:span text:style-name="T4">/projects</text:span><text:span text:style-name="T5">-sprints/{project_id}</text:span></text:p>
      <text:p text:style-name="P1">Description:<text:span text:style-name="T4"> get all the sprints of a given project</text:span></text:p>
      <text:p text:style-name="P1">Parameters:<text:span text:style-name="T4"> none</text:span></text:p>
      <text:p text:style-name="P1">Response Format:<text:span text:style-name="T4"> {sprints: ARRAY[SPRINT]}</text:span></text:p>
      <text:p text:style-name="P1"><text:span text:style-name="T4"/></text:p>
      <text:p text:style-name="P1">Get</text:p>
      <text:p text:style-name="P1">path:<text:span text:style-name="T4">/sprint-stories/{sprint_id}</text:span></text:p>
      <text:p text:style-name="P1">Description:<text:span text:style-name="T4"> get all the stories of a given sprint</text:span></text:p>
      <text:p text:style-name="P1">Parameters:<text:span text:style-name="T4"> none</text:span></text:p>
      <text:p text:style-name="P1">Response Format:<text:span text:style-name="T4"> {stories: ARRAY[STORY]}</text:span></text:p>
      <text:p text:style-name="P1"><text:span text:style-name="T4"/></text:p>
      <text:p text:style-name="P1">Get</text:p>
      <text:p text:style-name="P1">path:<text:span text:style-name="T4">/story-task/{story_id}</text:span></text:p>
      <text:p text:style-name="P1">Description:<text:span text:style-name="T4"> get all the tasks of a given story</text:span></text:p>
      <text:p text:style-name="P1">Parameters:<text:span text:style-name="T4"> none</text:span></text:p>
      <text:p text:style-name="P1">Response Format:<text:span text:style-name="T4"> {tasks: ARRAY[TASK]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9:11:45</meta:creation-date>
    <dc:date>2014-11-20T20:43:18</dc:date>
    <meta:editing-duration>PT14M21S</meta:editing-duration>
    <meta:editing-cycles>1</meta:editing-cycles>
    <meta:document-statistic meta:table-count="0" meta:image-count="0" meta:object-count="0" meta:page-count="2" meta:paragraph-count="53" meta:word-count="189" meta:character-count="1522" meta:non-whitespace-character-count="1355"/>
    <meta:generator>LibreOffice/3.5$Linux_X86_64 LibreOffice_project/350m1$Build-2</meta:generator>
  </office:meta>
</office:document-meta>
</file>